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1.95mm"/>
    </style:style>
    <style:style style:name="co2" style:family="table-column">
      <style:table-column-properties fo:break-before="auto" style:column-width="33.87mm"/>
    </style:style>
    <style:style style:name="co3" style:family="table-column">
      <style:table-column-properties fo:break-before="auto" style:column-width="49.25mm"/>
    </style:style>
    <style:style style:name="co4" style:family="table-column">
      <style:table-column-properties fo:break-before="auto" style:column-width="35.72mm"/>
    </style:style>
    <style:style style:name="co5" style:family="table-column">
      <style:table-column-properties fo:break-before="auto" style:column-width="46.57mm"/>
    </style:style>
    <style:style style:name="co6" style:family="table-column">
      <style:table-column-properties fo:break-before="auto" style:column-width="82.81mm"/>
    </style:style>
    <style:style style:name="co7" style:family="table-column">
      <style:table-column-properties fo:break-before="auto" style:column-width="19.05mm"/>
    </style:style>
    <style:style style:name="co8" style:family="table-column">
      <style:table-column-properties fo:break-before="auto" style:column-width="49.48mm"/>
    </style:style>
    <style:style style:name="co9" style:family="table-column">
      <style:table-column-properties fo:break-before="auto" style:column-width="35.6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49.71mm"/>
    </style:style>
    <style:style style:name="co12" style:family="table-column">
      <style:table-column-properties fo:break-before="auto" style:column-width="33.06mm"/>
    </style:style>
    <style:style style:name="co13" style:family="table-column">
      <style:table-column-properties fo:break-before="auto" style:column-width="42.53mm"/>
    </style:style>
    <style:style style:name="co14" style:family="table-column">
      <style:table-column-properties fo:break-before="auto" style:column-width="36.76mm"/>
    </style:style>
    <style:style style:name="co15" style:family="table-column">
      <style:table-column-properties fo:break-before="auto" style:column-width="20.8mm"/>
    </style:style>
    <style:style style:name="co16" style:family="table-column">
      <style:table-column-properties fo:break-before="auto" style:column-width="54.33mm"/>
    </style:style>
    <style:style style:name="co17" style:family="table-column">
      <style:table-column-properties fo:break-before="auto" style:column-width="27.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0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mm"/>
    </style:style>
    <style:style style:name="ce7" style:family="table-cell" style:parent-style-name="Default" style:data-style-name="N0">
      <style:text-properties fo:font-weight="normal" style:font-weight-asian="normal" style:font-weight-complex="normal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end" fo:margin-left="0mm"/>
      <style:text-properties fo:font-weight="normal" style:font-weight-asian="normal" style:font-weight-complex="normal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2"/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Software" table:style-name="ta1">
        <table:shapes>
          <draw:frame draw:z-index="0" draw:style-name="gr1" draw:text-style-name="P1" svg:width="159.82mm" svg:height="89.92mm" svg:x="180.94mm" svg:y="109.7mm">
            <loext:p draw:notify-on-update-of-ranges="Software.A19:Software.B23 Software.C18:Software.C18 Software.C19:Software.C2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60.07mm" svg:height="89.92mm" svg:x="181.64mm" svg:y="200.33mm">
            <loext:p draw:notify-on-update-of-ranges="Software.A19:Software.B23 Software.D18:Software.D18 Software.D19:Software.D2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9" table:default-cell-style-name="ce2"/>
        <table:table-column table:style-name="co8" table:default-cell-style-name="ce2"/>
        <table:table-column table:style-name="co7" table:number-columns-repeated="1008" table:default-cell-style-name="ce2"/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1014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" table:number-columns-repeated="2"/>
          <table:table-cell table:style-name="ce10"/>
          <table:table-cell table:number-columns-repeated="1014"/>
        </table:table-row>
        <table:table-row table:style-name="ro1">
          <table:table-cell table:style-name="Default" table:number-columns-repeated="4"/>
          <table:table-cell table:number-columns-repeated="2"/>
          <table:table-cell table:number-columns-spanned="1" table:number-rows-spanned="2"/>
          <table:table-cell table:number-columns-repeated="7"/>
          <table:table-cell table:style-name="ce1"/>
          <table:table-cell table:style-name="ce10"/>
          <table:table-cell table:number-columns-repeated="1008"/>
        </table:table-row>
        <table:table-row table:style-name="ro1">
          <table:table-cell table:style-name="Default" table:number-columns-repeated="4"/>
          <table:table-cell table:number-columns-repeated="2"/>
          <table:covered-table-cell/>
          <table:table-cell table:number-columns-repeated="1017"/>
        </table:table-row>
        <table:table-row table:style-name="ro1">
          <table:table-cell table:style-name="ce1"/>
          <table:table-cell table:number-columns-repeated="5"/>
          <table:table-cell table:number-columns-spanned="1" table:number-rows-spanned="2"/>
          <table:table-cell table:number-columns-repeated="1017"/>
        </table:table-row>
        <table:table-row table:style-name="ro1">
          <table:table-cell/>
          <table:table-cell table:style-name="ce3"/>
          <table:table-cell table:number-columns-repeated="4"/>
          <table:covered-table-cell/>
          <table:table-cell table:number-columns-repeated="1017"/>
        </table:table-row>
        <table:table-row table:style-name="ro1">
          <table:table-cell table:number-columns-repeated="2"/>
          <table:table-cell table:style-name="ce1"/>
          <table:table-cell table:style-name="ce10"/>
          <table:table-cell table:number-columns-repeated="1020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number-columns-repeated="6"/>
          <table:table-cell table:number-columns-spanned="4" table:number-rows-spanned="1"/>
          <table:covered-table-cell table:number-columns-repeated="3"/>
          <table:table-cell table:number-columns-repeated="1014"/>
        </table:table-row>
        <table:table-row table:style-name="ro1">
          <table:table-cell table:number-columns-repeated="7"/>
          <table:table-cell table:style-name="ce1" table:number-columns-repeated="2"/>
          <table:table-cell table:style-name="ce10"/>
          <table:table-cell table:number-columns-repeated="1014"/>
        </table:table-row>
        <table:table-row table:style-name="ro1">
          <table:table-cell table:number-columns-repeated="6"/>
          <table:table-cell table:number-columns-spanned="1" table:number-rows-spanned="2"/>
          <table:table-cell/>
          <table:table-cell table:style-name="ce11"/>
          <table:table-cell table:number-columns-repeated="1015"/>
        </table:table-row>
        <table:table-row table:style-name="ro1">
          <table:table-cell table:number-columns-repeated="6"/>
          <table:covered-table-cell/>
          <table:table-cell table:number-columns-repeated="1017"/>
        </table:table-row>
        <table:table-row table:style-name="ro1">
          <table:table-cell table:style-name="ce3"/>
          <table:table-cell table:number-columns-repeated="5"/>
          <table:table-cell table:number-columns-spanned="1" table:number-rows-spanned="2"/>
          <table:table-cell table:number-columns-repeated="1017"/>
        </table:table-row>
        <table:table-row table:style-name="ro1">
          <table:table-cell table:style-name="ce3"/>
          <table:table-cell/>
          <table:table-cell table:style-name="ce1"/>
          <table:table-cell table:style-name="ce10"/>
          <table:table-cell table:style-name="ce3" table:number-columns-repeated="2"/>
          <table:covered-table-cell/>
          <table:table-cell table:number-columns-repeated="1017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 table:number-columns-spanned="4" table:number-rows-spanned="1">
            <text:p>MATRIX MUL <text:s/>SW</text:p>
          </table:table-cell>
          <table:covered-table-cell table:number-columns-repeated="3" table:style-name="Default"/>
          <table:table-cell table:number-columns-repeated="1020"/>
        </table:table-row>
        <table:table-row table:style-name="ro1">
          <table:table-cell table:style-name="ce1" office:value-type="string" calcext:value-type="string">
            <text:p>8K bloco 32</text:p>
          </table:table-cell>
          <table:table-cell/>
          <table:table-cell table:style-name="ce1" office:value-type="string" calcext:value-type="string">
            <text:p>Execution Time (ms)</text:p>
          </table:table-cell>
          <table:table-cell table:style-name="ce10" office:value-type="string" calcext:value-type="string">
            <text:p>IPC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 table:number-columns-spanned="1" table:number-rows-spanned="2">
            <text:p>Unhardened</text:p>
          </table:table-cell>
          <table:table-cell office:value-type="string" calcext:value-type="string">
            <text:p>float</text:p>
          </table:table-cell>
          <table:table-cell table:formula="of:=1.689629*100" office:value-type="float" office:value="168.9629" calcext:value-type="float">
            <text:p>168,9629</text:p>
          </table:table-cell>
          <table:table-cell office:value-type="float" office:value="0.361632" calcext:value-type="float">
            <text:p>0,361632</text:p>
          </table:table-cell>
          <table:table-cell table:number-columns-repeated="1020"/>
        </table:table-row>
        <table:table-row table:style-name="ro1">
          <table:covered-table-cell table:style-name="Default"/>
          <table:table-cell office:value-type="string" calcext:value-type="string">
            <text:p>double </text:p>
          </table:table-cell>
          <table:table-cell table:formula="of:=3.40838*100" office:value-type="float" office:value="340.838" calcext:value-type="float">
            <text:p>340,838</text:p>
          </table:table-cell>
          <table:table-cell office:value-type="float" office:value="0.378918" calcext:value-type="float">
            <text:p>0,378918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1" table:number-rows-spanned="3">
            <text:p>DMR</text:p>
          </table:table-cell>
          <table:table-cell office:value-type="string" calcext:value-type="string">
            <text:p>float</text:p>
          </table:table-cell>
          <table:table-cell table:formula="of:=3.347191*100" office:value-type="float" office:value="334.7191" calcext:value-type="float">
            <text:p>334,7191</text:p>
          </table:table-cell>
          <table:table-cell office:value-type="float" office:value="0.446955" calcext:value-type="float">
            <text:p>0,446955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double</text:p>
          </table:table-cell>
          <table:table-cell table:formula="of:=6.517159*100" office:value-type="float" office:value="651.7159" calcext:value-type="float">
            <text:p>651,7159</text:p>
          </table:table-cell>
          <table:table-cell office:value-type="float" office:value="0.431537" calcext:value-type="float">
            <text:p>0,431537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mixed </text:p>
          </table:table-cell>
          <table:table-cell table:formula="of:=4.91525*100" office:value-type="float" office:value="491.525" calcext:value-type="float">
            <text:p>491,525</text:p>
          </table:table-cell>
          <table:table-cell office:value-type="float" office:value="0.511054" calcext:value-type="float">
            <text:p>0,51105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 calcext:value-type="string">
            <text:p>Soma unhardened</text:p>
          </table:table-cell>
          <table:table-cell office:value-type="string" calcext:value-type="string">
            <text:p>float + double</text:p>
          </table:table-cell>
          <table:table-cell table:formula="of:=[Software.C19]+[Software.C20]" office:value-type="float" office:value="509.8009" calcext:value-type="float">
            <text:p>509,800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/>
          <table:table-cell table:style-name="ce10"/>
          <table:table-cell table:number-columns-repeated="1020"/>
        </table:table-row>
        <table:table-row table:style-name="ro1">
          <table:table-cell table:style-name="ce3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 table:number-columns-spanned="4" table:number-rows-spanned="1">
            <text:p>GEMM OPTIMIZED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8K</text:p>
          </table:table-cell>
          <table:table-cell/>
          <table:table-cell table:style-name="ce1" office:value-type="string" calcext:value-type="string">
            <text:p>Execution Time (ms)</text:p>
          </table:table-cell>
          <table:table-cell table:style-name="ce10" office:value-type="string" calcext:value-type="string">
            <text:p>IPC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 table:number-columns-spanned="1" table:number-rows-spanned="2">
            <text:p>Unhardened</text:p>
          </table:table-cell>
          <table:table-cell office:value-type="string" calcext:value-type="string">
            <text:p>float</text:p>
          </table:table-cell>
          <table:table-cell office:value-type="float" office:value="20.0864" calcext:value-type="float">
            <text:p>20,0864</text:p>
          </table:table-cell>
          <table:table-cell office:value-type="string" calcext:value-type="string">
            <text:p>1.556588</text:p>
          </table:table-cell>
          <table:table-cell table:number-columns-repeated="1020"/>
        </table:table-row>
        <table:table-row table:style-name="ro1">
          <table:covered-table-cell table:style-name="Default"/>
          <table:table-cell office:value-type="string" calcext:value-type="string">
            <text:p>double </text:p>
          </table:table-cell>
          <table:table-cell office:value-type="float" office:value="49.2478" calcext:value-type="float">
            <text:p>49,2478</text:p>
          </table:table-cell>
          <table:table-cell office:value-type="string" calcext:value-type="string">
            <text:p>0.72255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 table:number-columns-spanned="1" table:number-rows-spanned="3">
            <text:p>DMR</text:p>
          </table:table-cell>
          <table:table-cell office:value-type="string" calcext:value-type="string">
            <text:p>float</text:p>
          </table:table-cell>
          <table:table-cell office:value-type="float" office:value="207.7594" calcext:value-type="float">
            <text:p>207,7594</text:p>
          </table:table-cell>
          <table:table-cell office:value-type="string" calcext:value-type="string">
            <text:p>0.742766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double</text:p>
          </table:table-cell>
          <table:table-cell office:value-type="float" office:value="57.6534" calcext:value-type="float">
            <text:p>57,6534</text:p>
          </table:table-cell>
          <table:table-cell office:value-type="string" calcext:value-type="string">
            <text:p>0.972495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mixed </text:p>
          </table:table-cell>
          <table:table-cell office:value-type="float" office:value="57.5918" calcext:value-type="float">
            <text:p>57,5918</text:p>
          </table:table-cell>
          <table:table-cell office:value-type="string" calcext:value-type="string">
            <text:p>1.34481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 calcext:value-type="string">
            <text:p>Soma unhardened</text:p>
          </table:table-cell>
          <table:table-cell office:value-type="string" calcext:value-type="string">
            <text:p>float + double</text:p>
          </table:table-cell>
          <table:table-cell table:formula="of:=[Software.C34]+[Software.C35]" office:value-type="float" office:value="69.3342" calcext:value-type="float">
            <text:p>69,3342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11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4" table:number-columns-repeated="2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 table:number-rows-repeated="7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/>
          <table:table-cell table:style-name="ce7"/>
          <table:table-cell table:number-columns-repeated="1021"/>
        </table:table-row>
        <table:table-row table:style-name="ro1">
          <table:table-cell table:style-name="ce6"/>
          <table:table-cell/>
          <table:table-cell table:style-name="ce7"/>
          <table:table-cell table:number-columns-repeated="1021"/>
        </table:table-row>
        <table:table-row table:style-name="ro1">
          <table:table-cell table:style-name="ce5"/>
          <table:table-cell/>
          <table:table-cell table:style-name="ce7"/>
          <table:table-cell table:style-name="ce8"/>
          <table:table-cell table:number-columns-repeated="1020"/>
        </table:table-row>
        <table:table-row table:style-name="ro1" table:number-rows-repeated="2">
          <table:table-cell table:style-name="ce5"/>
          <table:table-cell/>
          <table:table-cell table:style-name="ce7"/>
          <table:table-cell table:number-columns-repeated="1021"/>
        </table:table-row>
        <table:table-row table:style-name="ro1" table:number-rows-repeated="2">
          <table:table-cell table:style-name="ce5"/>
          <table:table-cell/>
          <table:table-cell table:style-name="ce7"/>
          <table:table-cell/>
          <table:table-cell table:style-name="ce13"/>
          <table:table-cell table:number-columns-repeated="1019"/>
        </table:table-row>
        <table:table-row table:style-name="ro1">
          <table:table-cell table:style-name="ce5"/>
          <table:table-cell/>
          <table:table-cell table:style-name="ce8"/>
          <table:table-cell/>
          <table:table-cell table:style-name="ce13"/>
          <table:table-cell table:number-columns-repeated="1019"/>
        </table:table-row>
        <table:table-row table:style-name="ro1">
          <table:table-cell table:style-name="ce6"/>
          <table:table-cell/>
          <table:table-cell table:style-name="ce9"/>
          <table:table-cell/>
          <table:table-cell table:style-name="ce13"/>
          <table:table-cell table:number-columns-repeated="1019"/>
        </table:table-row>
        <table:table-row table:style-name="ro1">
          <table:table-cell table:style-name="ce5"/>
          <table:table-cell/>
          <table:table-cell table:style-name="ce7"/>
          <table:table-cell/>
          <table:table-cell table:style-name="ce1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8">
          <table:table-cell table:style-name="Default" table:number-columns-repeated="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usando bloco 16 4k</text:p>
          </table:table-cell>
          <table:table-cell table:style-name="ce1"/>
          <table:table-cell table:style-name="ce1" office:value-type="string" calcext:value-type="string">
            <text:p>Execution Time (ms)</text:p>
          </table:table-cell>
          <table:table-cell table:style-name="ce12" office:value-type="string" calcext:value-type="string">
            <text:p>IPC</text:p>
          </table:table-cell>
          <table:table-cell table:number-columns-repeated="1020"/>
        </table:table-row>
        <table:table-row table:style-name="ro1">
          <table:table-cell table:style-name="ce4" table:number-columns-spanned="1" table:number-rows-spanned="2"/>
          <table:table-cell/>
          <table:table-cell table:style-name="Default"/>
          <table:table-cell table:number-columns-repeated="1021"/>
        </table:table-row>
        <table:table-row table:style-name="ro1">
          <table:covered-table-cell table:style-name="Default"/>
          <table:table-cell table:number-columns-repeated="1023"/>
        </table:table-row>
        <table:table-row table:style-name="ro1">
          <table:table-cell table:style-name="ce4" table:number-columns-spanned="1" table:number-rows-spanned="3"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104847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ensor" table:style-name="ta2">
        <table:shapes>
          <draw:frame draw:z-index="0" draw:style-name="gr1" draw:text-style-name="P1" svg:width="120.21mm" svg:height="76.37mm" svg:x="219.72mm" svg:y="4mm">
            <loext:p draw:notify-on-update-of-ranges="Tensor.A3:Tensor.B5 Tensor.C2:Tensor.C2 Tensor.C3:Tensor.C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17.3mm" svg:height="81.45mm" svg:x="221.05mm" svg:y="86.84mm">
            <loext:p draw:notify-on-update-of-ranges="Tensor.A3:Tensor.B5 Tensor.D2:Tensor.D2 Tensor.D3:Tensor.D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3" office:value-type="string" calcext:value-type="string" table:number-columns-spanned="4" table:number-rows-spanned="1">
            <text:p>TENSOR simple</text:p>
          </table:table-cell>
          <table:covered-table-cell table:number-columns-repeated="3" table:style-name="ce2"/>
        </table:table-row>
        <table:table-row table:style-name="ro1">
          <table:table-cell table:style-name="ce1" office:value-type="float" office:value="8192" calcext:value-type="float">
            <text:p>8192</text:p>
          </table:table-cell>
          <table:table-cell/>
          <table:table-cell table:style-name="ce1" office:value-type="string" calcext:value-type="string">
            <text:p>Execution Time (ms)</text:p>
          </table:table-cell>
          <table:table-cell table:style-name="ce10" office:value-type="string" calcext:value-type="string">
            <text:p>IPC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2">
            <text:p>Unhardened</text:p>
          </table:table-cell>
          <table:table-cell table:style-name="ce2" office:value-type="string" calcext:value-type="string">
            <text:p>half</text:p>
          </table:table-cell>
          <table:table-cell table:formula="of:=1878.601685/10" office:value-type="float" office:value="187.8601685" calcext:value-type="float">
            <text:p>187,8601685</text:p>
          </table:table-cell>
          <table:table-cell table:style-name="ce2" office:value-type="float" office:value="0.396979" calcext:value-type="float">
            <text:p>0,396979</text:p>
          </table:table-cell>
        </table:table-row>
        <table:table-row table:style-name="ro1">
          <table:covered-table-cell/>
          <table:table-cell table:style-name="ce2" office:value-type="string" calcext:value-type="string">
            <text:p>float</text:p>
          </table:table-cell>
          <table:table-cell table:formula="of:=2505.069824/10" office:value-type="float" office:value="250.5069824" calcext:value-type="float">
            <text:p>250,5069824</text:p>
          </table:table-cell>
          <table:table-cell table:style-name="ce2" office:value-type="float" office:value="0.479245" calcext:value-type="float">
            <text:p>0,479245</text:p>
          </table:table-cell>
        </table:table-row>
        <table:table-row table:style-name="ro1">
          <table:table-cell table:style-name="ce3" office:value-type="string" calcext:value-type="string">
            <text:p>DMR </text:p>
          </table:table-cell>
          <table:table-cell table:style-name="ce2" office:value-type="string" calcext:value-type="string">
            <text:p>half</text:p>
          </table:table-cell>
          <table:table-cell table:formula="of:=2334.267578/10" office:value-type="float" office:value="233.4267578" calcext:value-type="float">
            <text:p>233,4267578</text:p>
          </table:table-cell>
          <table:table-cell table:style-name="ce2" office:value-type="float" office:value="0.708615" calcext:value-type="float">
            <text:p>0,708615</text:p>
          </table:table-cell>
        </table:table-row>
        <table:table-row table:style-name="ro1">
          <table:table-cell table:number-columns-repeated="4"/>
        </table:table-row>
        <table:table-row table:style-name="ro3" table:number-rows-repeated="5">
          <table:table-cell table:number-columns-repeated="4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Tensor Optimized</text:p>
          </table:table-cell>
          <table:covered-table-cell table:number-columns-repeated="2"/>
        </table:table-row>
        <table:table-row table:style-name="ro1">
          <table:table-cell table:style-name="ce1" office:value-type="float" office:value="8192" calcext:value-type="float">
            <text:p>8192</text:p>
          </table:table-cell>
          <table:table-cell/>
          <table:table-cell table:style-name="ce1" office:value-type="string" calcext:value-type="string">
            <text:p>Execution Time (ms)</text:p>
          </table:table-cell>
          <table:table-cell table:style-name="ce10" office:value-type="string" calcext:value-type="string">
            <text:p>IPC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2">
            <text:p>Unhardened</text:p>
          </table:table-cell>
          <table:table-cell table:style-name="ce2" office:value-type="string" calcext:value-type="string">
            <text:p>half</text:p>
          </table:table-cell>
          <table:table-cell table:formula="of:=654.840881/10" office:value-type="float" office:value="65.4840881" calcext:value-type="float">
            <text:p>65,4840881</text:p>
          </table:table-cell>
          <table:table-cell table:style-name="ce2" office:value-type="float" office:value="1.099281" calcext:value-type="float">
            <text:p>1,099281</text:p>
          </table:table-cell>
        </table:table-row>
        <table:table-row table:style-name="ro1">
          <table:covered-table-cell/>
          <table:table-cell table:style-name="ce2" office:value-type="string" calcext:value-type="string">
            <text:p>float</text:p>
          </table:table-cell>
          <table:table-cell table:formula="of:=1287.36499/10" office:value-type="float" office:value="128.736499" calcext:value-type="float">
            <text:p>128,736499</text:p>
          </table:table-cell>
          <table:table-cell table:style-name="ce2" office:value-type="float" office:value="1.086806" calcext:value-type="float">
            <text:p>1,086806</text:p>
          </table:table-cell>
        </table:table-row>
        <table:table-row table:style-name="ro1">
          <table:table-cell table:style-name="ce3" office:value-type="string" calcext:value-type="string">
            <text:p>DMR </text:p>
          </table:table-cell>
          <table:table-cell table:style-name="ce2" office:value-type="string" calcext:value-type="string">
            <text:p>half</text:p>
          </table:table-cell>
          <table:table-cell table:formula="of:=666.505127/10" office:value-type="float" office:value="66.6505127" calcext:value-type="float">
            <text:p>66,6505127</text:p>
          </table:table-cell>
          <table:table-cell table:style-name="ce2" office:value-type="float" office:value="1.106212" calcext:value-type="float">
            <text:p>1,106212</text:p>
          </table:table-cell>
        </table:table-row>
        <table:table-row table:style-name="ro1">
          <table:table-cell table:number-columns-repeated="4"/>
        </table:table-row>
      </table:table>
      <table:table table:name="ALL" table:style-name="ta2">
        <table:table-column table:style-name="co13" table:default-cell-style-name="Default"/>
        <table:table-column table:style-name="co14" table:default-cell-style-name="Default"/>
        <table:table-column table:style-name="co15" table:default-cell-style-name="ce2"/>
        <table:table-column table:style-name="co16" table:default-cell-style-name="Default"/>
        <table:table-column table:style-name="co17" table:default-cell-style-name="ce2"/>
        <table:table-row table:style-name="ro1">
          <table:table-cell/>
          <table:table-cell table:style-name="ce3" table:number-columns-spanned="4" table:number-rows-spanned="1"/>
          <table:covered-table-cell table:style-name="Default"/>
          <table:covered-table-cell/>
          <table:covered-table-cell table:style-name="Default"/>
        </table:table-row>
        <table:table-row table:style-name="ro1">
          <table:table-cell/>
          <table:table-cell table:style-name="ce1"/>
          <table:table-cell/>
          <table:table-cell table:style-name="ce1" office:value-type="string" calcext:value-type="string">
            <text:p>Execution Time (ms)</text:p>
          </table:table-cell>
          <table:table-cell table:style-name="ce10" office:value-type="string" calcext:value-type="string">
            <text:p>IPC</text:p>
          </table:table-cell>
        </table:table-row>
        <table:table-row table:style-name="ro1">
          <table:table-cell table:style-name="ce14" office:value-type="string" calcext:value-type="string" table:number-columns-spanned="1" table:number-rows-spanned="5">
            <text:p>MxM SW</text:p>
          </table:table-cell>
          <table:table-cell table:style-name="ce3" office:value-type="string" calcext:value-type="string" table:number-columns-spanned="1" table:number-rows-spanned="2">
            <text:p>Unhardened</text:p>
          </table:table-cell>
          <table:table-cell office:value-type="string" calcext:value-type="string">
            <text:p>float</text:p>
          </table:table-cell>
          <table:table-cell table:style-name="ce2" table:formula="of:=1.689629*100" office:value-type="float" office:value="168.9629" calcext:value-type="float">
            <text:p>168,9629</text:p>
          </table:table-cell>
          <table:table-cell office:value-type="float" office:value="0.361632" calcext:value-type="float">
            <text:p>0,36163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double </text:p>
          </table:table-cell>
          <table:table-cell table:style-name="ce2" table:formula="of:=3.40838*100" office:value-type="float" office:value="340.838" calcext:value-type="float">
            <text:p>340,838</text:p>
          </table:table-cell>
          <table:table-cell office:value-type="float" office:value="0.378918" calcext:value-type="float">
            <text:p>0,378918</text:p>
          </table:table-cell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3">
            <text:p>DMR</text:p>
          </table:table-cell>
          <table:table-cell office:value-type="string" calcext:value-type="string">
            <text:p>float</text:p>
          </table:table-cell>
          <table:table-cell table:style-name="ce2" table:formula="of:=3.347191*100" office:value-type="float" office:value="334.7191" calcext:value-type="float">
            <text:p>334,7191</text:p>
          </table:table-cell>
          <table:table-cell office:value-type="float" office:value="0.446955" calcext:value-type="float">
            <text:p>0,446955</text:p>
          </table:table-cell>
        </table:table-row>
        <table:table-row table:style-name="ro1">
          <table:covered-table-cell/>
          <table:covered-table-cell table:style-name="ce2"/>
          <table:table-cell office:value-type="string" calcext:value-type="string">
            <text:p>double</text:p>
          </table:table-cell>
          <table:table-cell table:style-name="ce2" table:formula="of:=6.517159*100" office:value-type="float" office:value="651.7159" calcext:value-type="float">
            <text:p>651,7159</text:p>
          </table:table-cell>
          <table:table-cell office:value-type="float" office:value="0.431537" calcext:value-type="float">
            <text:p>0,431537</text:p>
          </table:table-cell>
        </table:table-row>
        <table:table-row table:style-name="ro1">
          <table:covered-table-cell/>
          <table:covered-table-cell table:style-name="ce2"/>
          <table:table-cell office:value-type="string" calcext:value-type="string">
            <text:p>mixed </text:p>
          </table:table-cell>
          <table:table-cell table:style-name="ce2" table:formula="of:=4.91525*100" office:value-type="float" office:value="491.525" calcext:value-type="float">
            <text:p>491,525</text:p>
          </table:table-cell>
          <table:table-cell office:value-type="float" office:value="0.511054" calcext:value-type="float">
            <text:p>0,511054</text:p>
          </table:table-cell>
        </table:table-row>
        <table:table-row table:style-name="ro1">
          <table:table-cell table:style-name="ce14" office:value-type="string" calcext:value-type="string" table:number-columns-spanned="1" table:number-rows-spanned="3">
            <text:p>Tensor Simple</text:p>
          </table:table-cell>
          <table:table-cell table:style-name="ce3" office:value-type="string" calcext:value-type="string" table:number-columns-spanned="1" table:number-rows-spanned="2">
            <text:p>Unhardened</text:p>
          </table:table-cell>
          <table:table-cell office:value-type="string" calcext:value-type="string">
            <text:p>half</text:p>
          </table:table-cell>
          <table:table-cell table:formula="of:=1878.601685/10" office:value-type="float" office:value="187.8601685" calcext:value-type="float">
            <text:p>187,8601685</text:p>
          </table:table-cell>
          <table:table-cell office:value-type="float" office:value="0.396979" calcext:value-type="float">
            <text:p>0,39697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float</text:p>
          </table:table-cell>
          <table:table-cell table:formula="of:=2505.069824/10" office:value-type="float" office:value="250.5069824" calcext:value-type="float">
            <text:p>250,5069824</text:p>
          </table:table-cell>
          <table:table-cell office:value-type="float" office:value="0.479245" calcext:value-type="float">
            <text:p>0,479245</text:p>
          </table:table-cell>
        </table:table-row>
        <table:table-row table:style-name="ro1">
          <table:covered-table-cell/>
          <table:table-cell table:style-name="ce3" office:value-type="string" calcext:value-type="string">
            <text:p>DMR </text:p>
          </table:table-cell>
          <table:table-cell office:value-type="string" calcext:value-type="string">
            <text:p>half</text:p>
          </table:table-cell>
          <table:table-cell table:formula="of:=2334.267578/10" office:value-type="float" office:value="233.4267578" calcext:value-type="float">
            <text:p>233,4267578</text:p>
          </table:table-cell>
          <table:table-cell office:value-type="float" office:value="0.708615" calcext:value-type="float">
            <text:p>0,708615</text:p>
          </table:table-cell>
        </table:table-row>
        <table:table-row table:style-name="ro1">
          <table:table-cell table:style-name="ce14" office:value-type="string" calcext:value-type="string" table:number-columns-spanned="1" table:number-rows-spanned="3">
            <text:p>Tensor Optimized</text:p>
          </table:table-cell>
          <table:table-cell table:style-name="ce3" office:value-type="string" calcext:value-type="string" table:number-columns-spanned="1" table:number-rows-spanned="2">
            <text:p>Unhardened</text:p>
          </table:table-cell>
          <table:table-cell office:value-type="string" calcext:value-type="string">
            <text:p>half</text:p>
          </table:table-cell>
          <table:table-cell table:formula="of:=654.840881/10" office:value-type="float" office:value="65.4840881" calcext:value-type="float">
            <text:p>65,4840881</text:p>
          </table:table-cell>
          <table:table-cell office:value-type="float" office:value="1.099281" calcext:value-type="float">
            <text:p>1,09928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float</text:p>
          </table:table-cell>
          <table:table-cell table:formula="of:=1287.36499/10" office:value-type="float" office:value="128.736499" calcext:value-type="float">
            <text:p>128,736499</text:p>
          </table:table-cell>
          <table:table-cell office:value-type="float" office:value="1.086806" calcext:value-type="float">
            <text:p>1,086806</text:p>
          </table:table-cell>
        </table:table-row>
        <table:table-row table:style-name="ro1">
          <table:covered-table-cell/>
          <table:table-cell table:style-name="ce3" office:value-type="string" calcext:value-type="string">
            <text:p>DMR </text:p>
          </table:table-cell>
          <table:table-cell office:value-type="string" calcext:value-type="string">
            <text:p>half</text:p>
          </table:table-cell>
          <table:table-cell table:formula="of:=666.505127/10" office:value-type="float" office:value="66.6505127" calcext:value-type="float">
            <text:p>66,6505127</text:p>
          </table:table-cell>
          <table:table-cell office:value-type="float" office:value="1.106212" calcext:value-type="float">
            <text:p>1,106212</text:p>
          </table:table-cell>
        </table:table-row>
        <table:table-row table:style-name="ro3" table:number-rows-repeated="3"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 table:style-name="ce1" office:value-type="string" calcext:value-type="string">
            <text:p>Execution Time (ms)</text:p>
          </table:table-cell>
          <table:table-cell table:style-name="ce10" office:value-type="string" calcext:value-type="string">
            <text:p>IPC</text:p>
          </table:table-cell>
        </table:table-row>
        <table:table-row table:style-name="ro1">
          <table:table-cell table:style-name="ce14" office:value-type="string" calcext:value-type="string" table:number-columns-spanned="1" table:number-rows-spanned="2">
            <text:p>MxM SW</text:p>
          </table:table-cell>
          <table:table-cell table:style-name="ce3" office:value-type="string" calcext:value-type="string" table:number-columns-spanned="1" table:number-rows-spanned="6">
            <text:p>Unhardened</text:p>
          </table:table-cell>
          <table:table-cell office:value-type="string" calcext:value-type="string">
            <text:p>float</text:p>
          </table:table-cell>
          <table:table-cell table:style-name="ce2" table:formula="of:=1.689629*100" office:value-type="float" office:value="168.9629" calcext:value-type="float">
            <text:p>168,9629</text:p>
          </table:table-cell>
          <table:table-cell office:value-type="float" office:value="0.361632" calcext:value-type="float">
            <text:p>0,361632</text:p>
          </table:table-cell>
        </table:table-row>
        <table:table-row table:style-name="ro1">
          <table:covered-table-cell table:style-name="ce15"/>
          <table:covered-table-cell/>
          <table:table-cell office:value-type="string" calcext:value-type="string">
            <text:p>double </text:p>
          </table:table-cell>
          <table:table-cell table:style-name="ce2" table:formula="of:=3.40838*100" office:value-type="float" office:value="340.838" calcext:value-type="float">
            <text:p>340,838</text:p>
          </table:table-cell>
          <table:table-cell office:value-type="float" office:value="0.378918" calcext:value-type="float">
            <text:p>0,378918</text:p>
          </table:table-cell>
        </table:table-row>
        <table:table-row table:style-name="ro1">
          <table:table-cell table:style-name="ce14" office:value-type="string" calcext:value-type="string" table:number-columns-spanned="1" table:number-rows-spanned="2">
            <text:p>Tensor Simple</text:p>
          </table:table-cell>
          <table:covered-table-cell table:style-name="ce3"/>
          <table:table-cell office:value-type="string" calcext:value-type="string">
            <text:p>half</text:p>
          </table:table-cell>
          <table:table-cell office:value-type="float" office:value="187.8601685" calcext:value-type="float">
            <text:p>187,8601685</text:p>
          </table:table-cell>
          <table:table-cell office:value-type="float" office:value="0.396979" calcext:value-type="float">
            <text:p>0,396979</text:p>
          </table:table-cell>
        </table:table-row>
        <table:table-row table:style-name="ro1">
          <table:covered-table-cell table:style-name="ce15"/>
          <table:covered-table-cell/>
          <table:table-cell office:value-type="string" calcext:value-type="string">
            <text:p>float</text:p>
          </table:table-cell>
          <table:table-cell office:value-type="float" office:value="250.5069824" calcext:value-type="float">
            <text:p>250,5069824</text:p>
          </table:table-cell>
          <table:table-cell office:value-type="float" office:value="0.479245" calcext:value-type="float">
            <text:p>0,479245</text:p>
          </table:table-cell>
        </table:table-row>
        <table:table-row table:style-name="ro1">
          <table:table-cell table:style-name="ce14" office:value-type="string" calcext:value-type="string" table:number-columns-spanned="1" table:number-rows-spanned="2">
            <text:p>Tensor Optimized</text:p>
          </table:table-cell>
          <table:covered-table-cell table:style-name="ce3"/>
          <table:table-cell office:value-type="string" calcext:value-type="string">
            <text:p>half</text:p>
          </table:table-cell>
          <table:table-cell office:value-type="float" office:value="65.4840881" calcext:value-type="float">
            <text:p>65,4840881</text:p>
          </table:table-cell>
          <table:table-cell office:value-type="float" office:value="1.099281" calcext:value-type="float">
            <text:p>1,099281</text:p>
          </table:table-cell>
        </table:table-row>
        <table:table-row table:style-name="ro1">
          <table:covered-table-cell table:style-name="ce15"/>
          <table:covered-table-cell/>
          <table:table-cell office:value-type="string" calcext:value-type="string">
            <text:p>float</text:p>
          </table:table-cell>
          <table:table-cell office:value-type="float" office:value="128.736499" calcext:value-type="float">
            <text:p>128,736499</text:p>
          </table:table-cell>
          <table:table-cell office:value-type="float" office:value="1.086806" calcext:value-type="float">
            <text:p>1,086806</text:p>
          </table:table-cell>
        </table:table-row>
        <table:table-row table:style-name="ro1">
          <table:table-cell table:style-name="ce14" office:value-type="string" calcext:value-type="string" table:number-columns-spanned="1" table:number-rows-spanned="3">
            <text:p>MxM SW</text:p>
          </table:table-cell>
          <table:table-cell table:style-name="ce3" office:value-type="string" calcext:value-type="string" table:number-columns-spanned="1" table:number-rows-spanned="5">
            <text:p>DMR </text:p>
          </table:table-cell>
          <table:table-cell office:value-type="string" calcext:value-type="string">
            <text:p>float</text:p>
          </table:table-cell>
          <table:table-cell table:style-name="ce2" table:formula="of:=3.347191*100" office:value-type="float" office:value="334.7191" calcext:value-type="float">
            <text:p>334,7191</text:p>
          </table:table-cell>
          <table:table-cell office:value-type="float" office:value="0.446955" calcext:value-type="float">
            <text:p>0,446955</text:p>
          </table:table-cell>
        </table:table-row>
        <table:table-row table:style-name="ro1">
          <table:covered-table-cell table:style-name="ce15"/>
          <table:covered-table-cell table:style-name="ce2"/>
          <table:table-cell office:value-type="string" calcext:value-type="string">
            <text:p>double</text:p>
          </table:table-cell>
          <table:table-cell table:style-name="ce2" table:formula="of:=6.517159*100" office:value-type="float" office:value="651.7159" calcext:value-type="float">
            <text:p>651,7159</text:p>
          </table:table-cell>
          <table:table-cell office:value-type="float" office:value="0.431537" calcext:value-type="float">
            <text:p>0,431537</text:p>
          </table:table-cell>
        </table:table-row>
        <table:table-row table:style-name="ro1">
          <table:covered-table-cell table:style-name="ce15"/>
          <table:covered-table-cell table:style-name="ce2"/>
          <table:table-cell office:value-type="string" calcext:value-type="string">
            <text:p>mixed </text:p>
          </table:table-cell>
          <table:table-cell table:style-name="ce2" table:formula="of:=4.91525*100" office:value-type="float" office:value="491.525" calcext:value-type="float">
            <text:p>491,525</text:p>
          </table:table-cell>
          <table:table-cell office:value-type="float" office:value="0.511054" calcext:value-type="float">
            <text:p>0,511054</text:p>
          </table:table-cell>
        </table:table-row>
        <table:table-row table:style-name="ro1">
          <table:table-cell table:style-name="ce15" office:value-type="string" calcext:value-type="string">
            <text:p>Tensor Simple</text:p>
          </table:table-cell>
          <table:covered-table-cell table:style-name="ce3"/>
          <table:table-cell office:value-type="string" calcext:value-type="string">
            <text:p>half</text:p>
          </table:table-cell>
          <table:table-cell office:value-type="float" office:value="233.4267578" calcext:value-type="float">
            <text:p>233,4267578</text:p>
          </table:table-cell>
          <table:table-cell office:value-type="float" office:value="0.708615" calcext:value-type="float">
            <text:p>0,708615</text:p>
          </table:table-cell>
        </table:table-row>
        <table:table-row table:style-name="ro1">
          <table:table-cell table:style-name="ce15" office:value-type="string" calcext:value-type="string">
            <text:p>Tensor Optimized</text:p>
          </table:table-cell>
          <table:covered-table-cell table:style-name="ce3"/>
          <table:table-cell office:value-type="string" calcext:value-type="string">
            <text:p>half</text:p>
          </table:table-cell>
          <table:table-cell office:value-type="float" office:value="66.6505127" calcext:value-type="float">
            <text:p>66,6505127</text:p>
          </table:table-cell>
          <table:table-cell office:value-type="float" office:value="1.106212" calcext:value-type="float">
            <text:p>1,1062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9">00/00/0000</text:date>, <text:time style:data-style-name="N2" text:time-value="17:50:37.68204137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9-05-20T23:45:15Z</meta:creation-date>
    <dc:date>2019-07-09T18:18:57.598284981</dc:date>
    <meta:editing-cycles>30</meta:editing-cycles>
    <meta:editing-duration>PT20H44M39S</meta:editing-duration>
    <meta:document-statistic meta:table-count="3" meta:cell-count="16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022cm" svg:height="7.638cm" xlink:href=".." xlink:type="simple" chart:class="chart:bar" chart:style-name="ch1">
        <chart:title svg:x="3.092cm" svg:y="0.287cm" chart:style-name="ch2">
          <text:p>Tensor - Execution Time (s)</text:p>
        </chart:title>
        <chart:plot-area chart:style-name="ch3" table:cell-range-address="Tensor.A2:Tensor.C5" chart:data-source-has-labels="both" svg:x="0.24cm" svg:y="1.218cm" svg:width="11.542cm" svg:height="6.268cm">
          <chartooo:coordinate-region svg:x="1.111cm" svg:y="1.427cm" svg:width="10.671cm" svg:height="4.98cm"/>
          <chart:axis chart:dimension="x" chart:name="primary-x" chart:style-name="ch4" chartooo:axis-type="auto">
            <chartooo:date-scale/>
            <chart:categories table:cell-range-address="Tensor.A3:Tensor.B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ensor.C3:Tensor.C5" chart:label-cell-address="Tensor.C2:Tensor.C2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ecution Time (ms)</text:p>
                <draw:g>
                  <svg:desc>Tensor.C2:Tensor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nhardened half</text:p>
                <text:list>
                  <text:list-item>
                    <text:p>Unhardened</text:p>
                  </text:list-item>
                  <text:list-item>
                    <text:p>half</text:p>
                  </text:list-item>
                </text:list>
                <draw:g>
                  <svg:desc>Tensor.A3:Tensor.B5</svg:desc>
                </draw:g>
              </table:table-cell>
              <table:table-cell office:value-type="float" office:value="187.8601685">
                <text:p>187.8601685</text:p>
                <draw:g>
                  <svg:desc>Tensor.C3:Tensor.C5</svg:desc>
                </draw:g>
              </table:table-cell>
            </table:table-row>
            <table:table-row>
              <table:table-cell office:value-type="string">
                <text:p>Unhardened float</text:p>
                <text:list>
                  <text:list-item>
                    <text:p/>
                  </text:list-item>
                  <text:list-item>
                    <text:p>float</text:p>
                  </text:list-item>
                </text:list>
              </table:table-cell>
              <table:table-cell office:value-type="float" office:value="250.5069824">
                <text:p>250.5069824</text:p>
              </table:table-cell>
            </table:table-row>
            <table:table-row>
              <table:table-cell office:value-type="string">
                <text:p>DMR  half</text:p>
                <text:list>
                  <text:list-item>
                    <text:p>DMR </text:p>
                  </text:list-item>
                  <text:list-item>
                    <text:p>half</text:p>
                  </text:list-item>
                </text:list>
              </table:table-cell>
              <table:table-cell office:value-type="float" office:value="233.4267578">
                <text:p>233.42675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731cm" svg:height="8.146cm" xlink:href=".." xlink:type="simple" chart:class="chart:bar" chart:style-name="ch1">
        <chart:title svg:x="4.482cm" svg:y="0.297cm" chart:style-name="ch2">
          <text:p>Tensor - IPC</text:p>
        </chart:title>
        <chart:plot-area chart:style-name="ch3" table:cell-range-address="Tensor.A3:Tensor.B5 Tensor.D2:Tensor.D5" chart:data-source-has-labels="both" svg:x="0.234cm" svg:y="1.238cm" svg:width="11.263cm" svg:height="6.746cm">
          <chartooo:coordinate-region svg:x="0.987cm" svg:y="1.446cm" svg:width="10.51cm" svg:height="5.459cm"/>
          <chart:axis chart:dimension="x" chart:name="primary-x" chart:style-name="ch4" chartooo:axis-type="auto">
            <chartooo:date-scale/>
            <chart:categories table:cell-range-address="Tensor.A3:Tensor.B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ensor.D3:Tensor.D5" chart:label-cell-address="Tensor.D2:Tensor.D2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PC</text:p>
                <draw:g>
                  <svg:desc>Tensor.D2:Tensor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nhardened half</text:p>
                <text:list>
                  <text:list-item>
                    <text:p>Unhardened</text:p>
                  </text:list-item>
                  <text:list-item>
                    <text:p>half</text:p>
                  </text:list-item>
                </text:list>
                <draw:g>
                  <svg:desc>Tensor.A3:Tensor.B5</svg:desc>
                </draw:g>
              </table:table-cell>
              <table:table-cell office:value-type="float" office:value="0.396979">
                <text:p>0.396979</text:p>
                <draw:g>
                  <svg:desc>Tensor.D3:Tensor.D5</svg:desc>
                </draw:g>
              </table:table-cell>
            </table:table-row>
            <table:table-row>
              <table:table-cell office:value-type="string">
                <text:p>Unhardened float</text:p>
                <text:list>
                  <text:list-item>
                    <text:p/>
                  </text:list-item>
                  <text:list-item>
                    <text:p>float</text:p>
                  </text:list-item>
                </text:list>
              </table:table-cell>
              <table:table-cell office:value-type="float" office:value="0.479245">
                <text:p>0.479245</text:p>
              </table:table-cell>
            </table:table-row>
            <table:table-row>
              <table:table-cell office:value-type="string">
                <text:p>DMR  half</text:p>
                <text:list>
                  <text:list-item>
                    <text:p>DMR </text:p>
                  </text:list-item>
                  <text:list-item>
                    <text:p>half</text:p>
                  </text:list-item>
                </text:list>
              </table:table-cell>
              <table:table-cell office:value-type="float" office:value="0.708615">
                <text:p>0.7086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3cm" svg:height="8.993cm" xlink:href=".." xlink:type="simple" chart:class="chart:bar" chart:style-name="ch1">
        <chart:title svg:x="5.397cm" svg:y="0.314cm" chart:style-name="ch2">
          <text:p>SW - Execution Time (s)</text:p>
        </chart:title>
        <chart:plot-area chart:style-name="ch3" table:cell-range-address="Software.A18:Software.C23" chart:data-source-has-labels="both" svg:x="0.319cm" svg:y="1.272cm" svg:width="15.345cm" svg:height="7.542cm">
          <chartooo:coordinate-region svg:x="1.19cm" svg:y="1.481cm" svg:width="14.474cm" svg:height="6.254cm"/>
          <chart:axis chart:dimension="x" chart:name="primary-x" chart:style-name="ch4" chartooo:axis-type="auto">
            <chartooo:date-scale/>
            <chart:categories table:cell-range-address="Software.A19:Software.B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oftware.C19:Software.C23" chart:label-cell-address="Software.C18:Software.C18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ecution Time (ms)</text:p>
                <draw:g>
                  <svg:desc>Software.C18:Software.C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nhardened float</text:p>
                <text:list>
                  <text:list-item>
                    <text:p>Unhardened</text:p>
                  </text:list-item>
                  <text:list-item>
                    <text:p>float</text:p>
                  </text:list-item>
                </text:list>
                <draw:g>
                  <svg:desc>Software.A19:Software.B23</svg:desc>
                </draw:g>
              </table:table-cell>
              <table:table-cell office:value-type="float" office:value="168.9629">
                <text:p>168.9629</text:p>
                <draw:g>
                  <svg:desc>Software.C19:Software.C23</svg:desc>
                </draw:g>
              </table:table-cell>
            </table:table-row>
            <table:table-row>
              <table:table-cell office:value-type="string">
                <text:p>Unhardened double </text:p>
                <text:list>
                  <text:list-item>
                    <text:p/>
                  </text:list-item>
                  <text:list-item>
                    <text:p>double </text:p>
                  </text:list-item>
                </text:list>
              </table:table-cell>
              <table:table-cell office:value-type="float" office:value="340.838">
                <text:p>340.838</text:p>
              </table:table-cell>
            </table:table-row>
            <table:table-row>
              <table:table-cell office:value-type="string">
                <text:p>DMR float</text:p>
                <text:list>
                  <text:list-item>
                    <text:p>DMR</text:p>
                  </text:list-item>
                  <text:list-item>
                    <text:p>float</text:p>
                  </text:list-item>
                </text:list>
              </table:table-cell>
              <table:table-cell office:value-type="float" office:value="334.7191">
                <text:p>334.7191</text:p>
              </table:table-cell>
            </table:table-row>
            <table:table-row>
              <table:table-cell office:value-type="string">
                <text:p>DMR double</text:p>
                <text:list>
                  <text:list-item>
                    <text:p/>
                  </text:list-item>
                  <text:list-item>
                    <text:p>double</text:p>
                  </text:list-item>
                </text:list>
              </table:table-cell>
              <table:table-cell office:value-type="float" office:value="651.7159">
                <text:p>651.7159</text:p>
              </table:table-cell>
            </table:table-row>
            <table:table-row>
              <table:table-cell office:value-type="string">
                <text:p>DMR mixed </text:p>
                <text:list>
                  <text:list-item>
                    <text:p/>
                  </text:list-item>
                  <text:list-item>
                    <text:p>mixed </text:p>
                  </text:list-item>
                </text:list>
              </table:table-cell>
              <table:table-cell office:value-type="float" office:value="491.525">
                <text:p>491.5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8cm" svg:height="8.993cm" xlink:href=".." xlink:type="simple" chart:class="chart:bar" chart:style-name="ch1">
        <chart:title svg:x="6.946cm" svg:y="0.314cm" chart:style-name="ch2">
          <text:p>SW - IPC</text:p>
        </chart:title>
        <chart:plot-area chart:style-name="ch3" table:cell-range-address="Software.A19:Software.B23 Software.D18:Software.D23" chart:data-source-has-labels="both" svg:x="0.32cm" svg:y="1.272cm" svg:width="15.368cm" svg:height="7.542cm">
          <chartooo:coordinate-region svg:x="1.073cm" svg:y="1.481cm" svg:width="14.615cm" svg:height="6.254cm"/>
          <chart:axis chart:dimension="x" chart:name="primary-x" chart:style-name="ch4" chartooo:axis-type="auto">
            <chartooo:date-scale/>
            <chart:categories table:cell-range-address="Software.A19:Software.B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oftware.D19:Software.D23" chart:label-cell-address="Software.D18:Software.D18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PC</text:p>
                <draw:g>
                  <svg:desc>Software.D18:Software.D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nhardened float</text:p>
                <text:list>
                  <text:list-item>
                    <text:p>Unhardened</text:p>
                  </text:list-item>
                  <text:list-item>
                    <text:p>float</text:p>
                  </text:list-item>
                </text:list>
                <draw:g>
                  <svg:desc>Software.A19:Software.B23</svg:desc>
                </draw:g>
              </table:table-cell>
              <table:table-cell office:value-type="float" office:value="0.361632">
                <text:p>0.361632</text:p>
                <draw:g>
                  <svg:desc>Software.D19:Software.D23</svg:desc>
                </draw:g>
              </table:table-cell>
            </table:table-row>
            <table:table-row>
              <table:table-cell office:value-type="string">
                <text:p>Unhardened double </text:p>
                <text:list>
                  <text:list-item>
                    <text:p/>
                  </text:list-item>
                  <text:list-item>
                    <text:p>double </text:p>
                  </text:list-item>
                </text:list>
              </table:table-cell>
              <table:table-cell office:value-type="float" office:value="0.378918">
                <text:p>0.378918</text:p>
              </table:table-cell>
            </table:table-row>
            <table:table-row>
              <table:table-cell office:value-type="string">
                <text:p>DMR float</text:p>
                <text:list>
                  <text:list-item>
                    <text:p>DMR</text:p>
                  </text:list-item>
                  <text:list-item>
                    <text:p>float</text:p>
                  </text:list-item>
                </text:list>
              </table:table-cell>
              <table:table-cell office:value-type="float" office:value="0.446955">
                <text:p>0.446955</text:p>
              </table:table-cell>
            </table:table-row>
            <table:table-row>
              <table:table-cell office:value-type="string">
                <text:p>DMR double</text:p>
                <text:list>
                  <text:list-item>
                    <text:p/>
                  </text:list-item>
                  <text:list-item>
                    <text:p>double</text:p>
                  </text:list-item>
                </text:list>
              </table:table-cell>
              <table:table-cell office:value-type="float" office:value="0.431537">
                <text:p>0.431537</text:p>
              </table:table-cell>
            </table:table-row>
            <table:table-row>
              <table:table-cell office:value-type="string">
                <text:p>DMR mixed </text:p>
                <text:list>
                  <text:list-item>
                    <text:p/>
                  </text:list-item>
                  <text:list-item>
                    <text:p>mixed </text:p>
                  </text:list-item>
                </text:list>
              </table:table-cell>
              <table:table-cell office:value-type="float" office:value="0.511054">
                <text:p>0.51105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